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9.97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CUSTOM:PWIDE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_PLANIM:2,0,10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_PLANIM:2,1,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_PLANIM:2,2,150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_PLANIM:2,1,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_CUSTOM:PUNWIDE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MOVE:y1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_PLANIM:4,0,1500&amp;pl_SETDIR:3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TEXT:intro2&amp;nathanA_ANIMSTATE:[2,3,2,8,true]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_CLEARTEXT&amp;nathanA_ANIMSTATE:[2,3,1,0,false]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PLANIM:4,0,1000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pl_SETDIR:3&amp;nathanA_ANIMSTATE:[2,4,2,8,true]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ANIMSTATE:[2,4,1,8,false]&amp;_PLANIM:4,3,1500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pl_SETDIR:3&amp;nathanA_ANIMSTATE:[2,4,2,8,true]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2</text:p>
          </table:table-cell>
          <table:table-cell office:value-type="string">
            <text:p>_CLEARTEXT&amp;nathanA_ANIMSTATE:[0,2,4,8]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3</text:p>
          </table:table-cell>
          <table:table-cell office:value-type="string">
            <text:p>_GO2:["producestand",10,5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STATE:[2,3,2,8,true]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STATE:[0,1,4,-1,true]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STATE:[0,3,2,8]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STATE:[0,2,4,8,false]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ISMOVING:true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ISMOVING:false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STATE:[0,3,2,8,true]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STATE:[0,4,4,-1]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STATE:[0,0,2,-1]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rying to head to Town before going to Farm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armFirst0</text:p>
          </table:table-cell>
          <table:table-cell office:value-type="string">
            <text:p>?[{"q":"player.completedQuest('bigBot')","v":1},{"q":"true","v":2}]</text:p>
          </table:table-cell>
          <table:table-cell table:style-name="ce9" table:number-columns-repeated="1022"/>
        </table:table-row>
        <table:table-row table:style-name="ro1">
          <table:table-cell office:value-type="string">
            <text:p>farmFirst1</text:p>
          </table:table-cell>
          <table:table-cell office:value-type="string">
            <text:p>_GO2:["firstvillage",21,1]&amp;_END</text:p>
          </table:table-cell>
          <table:table-cell table:style-name="ce9" table:number-columns-repeated="1022"/>
        </table:table-row>
        <table:table-row table:style-name="ro1">
          <table:table-cell table:style-name="ce4" office:value-type="string">
            <text:p>farmFirst2</text:p>
          </table:table-cell>
          <table:table-cell office:value-type="string">
            <text:p>_TEXT:farmFirst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VISIBLE:true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SHIFTY:2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ALIGNGOOD:-1&amp;_TEXT:lakeFinish&amp;eggFairy_VISIBLE:false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TEXT:lakeeggTruth&amp;eggFairy_SHIFTY:1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VISIBLE:false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ALIGNTECH:1&amp;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(3-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_ALIGNGOOD:-1&amp;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,turky,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MONEY:-500&amp;_GIVE:~strongsoil&amp;_COMPLETEQUEST:rabbitShit&amp;_TEXT:rabbit(4-7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OMPLETEQUEST:limeAndTheCoconut&amp;_TAKE:goldegg,1&amp;_GIVE:coconut,2&amp;_TEXT:lime.egg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OMPLETEQUEST:rapbattle&amp;_GIVE:battery,10&amp;_TEXT:rap.normalgift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OMPLETEQUEST:rapbattle&amp;_TAKE:coconut,1&amp;_GIVE:gmocorn,2&amp;_TEXT:rap.coconut7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(0-11)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(11-1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_TEXT:w22&amp;_END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_TEXT:w21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IGH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_ALIGNGOOD:1&amp;_COMPLETEQUEST:helpSeaMonster&amp;_COMPLETEQUEST:getHeart&amp;_TEXT:smD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SHIFTY:7&amp;KelpBoy_SHIFTY:7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office:value-type="string">
            <text:p>_TEXT:kelpBoy1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office:value-type="string">
            <text:p>_TEXT:vaseDo3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ISMOVING:false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ISMOVING:true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ISMOVING:false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HK_ISMOVING:true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(9-12)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_TEXT:arf.thanks&amp;_END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_TEXT:arf3&amp;_END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END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TEXT:arf.good2&amp;_COMPLETEQUEST:croutonsFishingAdventure&amp;_END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bruno_SETDIR:0&amp;bruno_ISMOVING:false&amp;_TEXT:entercity(3-11)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table:style-name="ce8" office:value-type="string">
            <text:p>?[{"q":"d===0","v":18},{"q":"d===1","v":22}]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_ALIGNGOOD:1.5&amp;_CUSTOM:SKUMPYTURN&amp;_TEXT:entercity0.(0-3)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_ALIGNGOOD:-1.5&amp;_TEXT:entercity1.(0-5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_CUSTOM:SKUMPYCLEAN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USTOM:BRUNOBEAT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_GIVE:asparagus,20&amp;_MONEY:10000&amp;_TEXT:kindLadyNorm3&amp;_COMPLETEQUEST:abuelitaBonita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_GIVE:notdrugs,6&amp;_MONEY:20000&amp;_TEXT:kindLadyGood3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_ALIGNGOOD:0.75&amp;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_GIVE:chestnut,20&amp;_TEXT:mushManNorm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_GIVE:lotus,20&amp;_TEXT:mushManGood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_ALIGNGOOD:-3&amp;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SHIFTY:7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TEXT:mushManPoison2&amp;_COMPLETEQUEST:stonehenge&amp;_COMPLETEQUEST:youareb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_COMPLETEQUEST:theGoodSpanch&amp;_GIVE:spinach,100&amp;_TEXT:bmw(0-1)&amp;_END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SHIFTY:1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2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SHIFTY: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3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TEXT:keycard6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mech_SETTARGET&amp;_CLEARTARGET&amp;scrungus_SETTARGET&amp;_CLEARTARGET&amp;keytrap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8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_TEXT:enterHQ4&amp;_END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_COMPLETEQUEST:talkedToReceptionist&amp;_TEXT:enterHQ(0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SHIFTY:0&amp;beckettBack_SETDIR:1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SETDIR:0&amp;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SETDIR:1&amp;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SETDIR:2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SETDIR:1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SETDIR:2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SETDIR:0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SETDIR:1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SETDIR:0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SETDIR:2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SETDIR:0&amp;beckettBack_SHIFTY:2&amp;_HISPEED&amp;beckettBack_MOVE:y10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_PLANIM:6,1,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SHIFTY:0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_PLANIM:6,1,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SHIFTY:1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?[{"q":"player.completedQuest('bigBot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STATE:[2,3,2,8,true]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nathanB_ANIMSTATE:[2,4,2,8,true]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nathanB_ISMOVING:false&amp;eaglia_ANIMSTATE:[0,5,2,8,true]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11</text:p>
          </table:table-cell>
          <table:table-cell office:value-type="string">
            <text:p>_CLEARTEXT&amp;nathanB_ANIMSTATE:[0,0,4,8]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2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ALIGNGOOD:1&amp;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SETDIR:0&amp;NewCop0_ANIMSTATE:[12,18,2,8,true]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SETDIR:3&amp;NewCop0_ANIMSTATE:[15,8,4,8,false]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SETDIR:0&amp;NewCop0_ANIMSTATE:[12,18,2,8,true]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SETDIR:3&amp;NewCop0_ANIMSTATE:[15,8,4,8,false]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2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targ_VISIBLE:false&amp;_TEXT:hiveGet&amp;_GIVE:~beehive,1&amp;_GIVE:beeB,5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8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COMPLETEQUEST:hungybin&amp;_TEXT:hungyFoodBin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8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8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8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>
            <text:p>final1</text:p>
          </table:table-cell>
          <table:table-cell office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>
            <text:p>final2</text:p>
          </table:table-cell>
          <table:table-cell office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>
            <text:p>final3</text:p>
          </table:table-cell>
          <table:table-cell office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>
            <text:p>final4</text:p>
          </table:table-cell>
          <table:table-cell office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>
            <text:p>final5</text:p>
          </table:table-cell>
          <table:table-cell office:value-type="string">
            <text:p>endNath_SETDIR:1&amp;_TEXT:final3</text:p>
          </table:table-cell>
          <table:table-cell table:number-columns-repeated="1022"/>
        </table:table-row>
        <table:table-row table:style-name="ro1">
          <table:table-cell office:value-type="string">
            <text:p>final6</text:p>
          </table:table-cell>
          <table:table-cell office:value-type="string">
            <text:p>endNath_SETDIR:2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>
            <text:p>final7</text:p>
          </table:table-cell>
          <table:table-cell office:value-type="string">
            <text:p>endNath_ISMOVING:false&amp;beckettCry_SETDIR:1&amp;_CUSTOM:PLAYERSHOCK1&amp;_SLEEP:50</text:p>
          </table:table-cell>
          <table:table-cell table:number-columns-repeated="1022"/>
        </table:table-row>
        <table:table-row table:style-name="ro1">
          <table:table-cell office:value-type="string">
            <text:p>final8</text:p>
          </table:table-cell>
          <table:table-cell office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>
            <text:p>final9</text:p>
          </table:table-cell>
          <table:table-cell office:value-type="string">
            <text:p>beckettCry_ISMOVING:false&amp;endNath_SETDIR:3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>
            <text:p>final10</text:p>
          </table:table-cell>
          <table:table-cell office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>
            <text:p>final11</text:p>
          </table:table-cell>
          <table:table-cell office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>
            <text:p>final12</text:p>
          </table:table-cell>
          <table:table-cell office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>
            <text:p>final13</text:p>
          </table:table-cell>
          <table:table-cell office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>
            <text:p>final14</text:p>
          </table:table-cell>
          <table:table-cell office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>
            <text:p>final15</text:p>
          </table:table-cell>
          <table:table-cell office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>
            <text:p>final16</text:p>
          </table:table-cell>
          <table:table-cell office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>
            <text:p>final17</text:p>
          </table:table-cell>
          <table:table-cell office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>
            <text:p>final18</text:p>
          </table:table-cell>
          <table:table-cell office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>
            <text:p>final19</text:p>
          </table:table-cell>
          <table:table-cell office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>
            <text:p>final20</text:p>
          </table:table-cell>
          <table:table-cell office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>
            <text:p>final21</text:p>
          </table:table-cell>
          <table:table-cell office:value-type="string">
            <text:p>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>
            <text:p>final22</text:p>
          </table:table-cell>
          <table:table-cell office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>
            <text:p>final23</text:p>
          </table:table-cell>
          <table:table-cell office:value-type="string">
            <text:p>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>
            <text:p>final24</text:p>
          </table:table-cell>
          <table:table-cell office:value-type="string">
            <text:p>endNath_ISMOVING:false&amp;endNath_SETDIR:2&amp;endNath_SHIFTY:0&amp;chair_VISIBLE:true&amp;_SLEEP:250</text:p>
          </table:table-cell>
          <table:table-cell table:number-columns-repeated="1022"/>
        </table:table-row>
        <table:table-row table:style-name="ro1">
          <table:table-cell office:value-type="string">
            <text:p>final25</text:p>
          </table:table-cell>
          <table:table-cell office:value-type="string">
            <text:p>endNath_SETDIR:0&amp;endNath_ANIMSTATE:[4,4,1,12,false]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6</text:p>
          </table:table-cell>
          <table:table-cell office:value-type="string">
            <text:p>endNath_SHIFTY:5&amp;table_ANIMSTATE:[0,8,8,36,true]&amp;_HIHISPEED&amp;table_MOVE:y0</text:p>
          </table:table-cell>
          <table:table-cell table:number-columns-repeated="1022"/>
        </table:table-row>
        <table:table-row table:style-name="ro1">
          <table:table-cell office:value-type="string">
            <text:p>final27</text:p>
          </table:table-cell>
          <table:table-cell office:value-type="string">
            <text:p>_LOSPEED&amp;endNath_SETDIR:1&amp;endNath_ANIMSTATE:[3,6,2,6,true]&amp;_TEXT:final25</text:p>
          </table:table-cell>
          <table:table-cell table:number-columns-repeated="1022"/>
        </table:table-row>
        <table:table-row table:style-name="ro1">
          <table:table-cell office:value-type="string">
            <text:p>final28</text:p>
          </table:table-cell>
          <table:table-cell office:value-type="string">
            <text:p>_CLEARTEXT&amp;endNath_ISMOVING:false&amp;btn_SETDIR:1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9</text:p>
          </table:table-cell>
          <table:table-cell office:value-type="string">
            <text:p>btn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0</text:p>
          </table:table-cell>
          <table:table-cell office:value-type="string">
            <text:p>endNath_SETDIR:0&amp;btn_ANIMSTATE:[5,0,1,12,false]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1</text:p>
          </table:table-cell>
          <table:table-cell office:value-type="string">
            <text:p>endNath_SETDIR:1&amp;_CUSTOM:FLIPSHIT</text:p>
          </table:table-cell>
          <table:table-cell table:number-columns-repeated="1022"/>
        </table:table-row>
        <table:table-row table:style-name="ro1">
          <table:table-cell office:value-type="string">
            <text:p>final32</text:p>
          </table:table-cell>
          <table:table-cell office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>
            <text:p>final33</text:p>
          </table:table-cell>
          <table:table-cell office:value-type="string">
            <text:p>_FIGHT:nath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>
            <text:p>angryBee0</text:p>
          </table:table-cell>
          <table:table-cell office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>
            <text:p>angryBee1</text:p>
          </table:table-cell>
          <table:table-cell office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>
            <text:p>angryBee2</text:p>
          </table:table-cell>
          <table:table-cell office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>
            <text:p>angryBee3</text:p>
          </table:table-cell>
          <table:table-cell office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>
            <text:p>angryBee4</text:p>
          </table:table-cell>
          <table:table-cell office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>
            <text:p>angryBee5</text:p>
          </table:table-cell>
          <table:table-cell office:value-type="string">
            <text:p>_CUSTOM:BEEQUEENMAD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1/21/2018</text:date>, <text:time>21:0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8-01-21T21:01:12.16</dc:date>
    <dc:creator>Seab Dinch</dc:creator>
    <meta:editing-duration>P20DT12H48M59S</meta:editing-duration>
    <meta:editing-cycles>558</meta:editing-cycles>
    <meta:generator>OpenOffice/4.1.2$Win32 OpenOffice.org_project/412m3$Build-9782</meta:generator>
    <meta:document-statistic meta:table-count="3" meta:cell-count="1396" meta:object-count="0"/>
  </office:meta>
</office:document-meta>
</file>